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69cm"/>
    </style:style>
    <style:style style:name="gr6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start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758cm" svg:x="10.655cm" svg:y="11.412cm">
          <draw:text-box>
            <text:p text:style-name="P1"><text:span text:style-name="T1">O</text:span></text:p>
          </draw:text-box>
        </draw:frame>
        <draw:frame draw:style-name="gr1" draw:text-style-name="P2" draw:layer="layout" svg:width="0.777cm" svg:height="0.758cm" svg:x="9.693cm" svg:y="9.241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6.277cm" svg:y="3.259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9.754cm" svg:y="10.861cm">
          <draw:text-box>
            <text:p text:style-name="P1"><text:span text:style-name="T1">A</text:span></text:p>
          </draw:text-box>
        </draw:frame>
        <draw:frame draw:style-name="gr1" draw:text-style-name="P2" draw:layer="layout" svg:width="0.777cm" svg:height="0.758cm" svg:x="10.152cm" svg:y="6.771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1.138cm" svg:y="6.083cm">
          <draw:text-box>
            <text:p text:style-name="P1"><text:span text:style-name="T1">E</text:span></text:p>
          </draw:text-box>
        </draw:frame>
        <draw:frame draw:style-name="gr2" draw:text-style-name="P4" draw:layer="layout" svg:width="1cm" svg:height="0.645cm" svg:x="10.484cm" svg:y="12.152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8.72cm" svg:y="8.616cm">
          <draw:text-box>
            <text:p text:style-name="P1"><text:span text:style-name="T1">A</text:span></text:p>
          </draw:text-box>
        </draw:frame>
        <draw:frame draw:style-name="gr1" draw:text-style-name="P2" draw:layer="layout" svg:width="0.769cm" svg:height="0.758cm" svg:x="8.403cm" svg:y="4.939cm">
          <draw:text-box>
            <text:p text:style-name="P1"><text:span text:style-name="T1">1</text:span></text:p>
          </draw:text-box>
        </draw:frame>
        <draw:frame draw:style-name="gr1" draw:text-style-name="P2" draw:layer="layout" svg:width="1.937cm" svg:height="0.758cm" svg:x="12.147cm" svg:y="4.422cm">
          <draw:text-box>
            <text:p text:style-name="P1"><text:span text:style-name="T1">касается</text:span></text:p>
          </draw:text-box>
        </draw:frame>
        <draw:frame draw:style-name="gr2" draw:text-style-name="P4" draw:layer="layout" svg:width="1cm" svg:height="0.645cm" svg:x="9.425cm" svg:y="11.575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11.294cm" svg:y="8.513cm">
          <draw:text-box>
            <text:p text:style-name="P1"><text:span text:style-name="T1">A</text:span></text:p>
          </draw:text-box>
        </draw:frame>
        <draw:frame draw:style-name="gr1" draw:text-style-name="P2" draw:layer="layout" svg:width="0.769cm" svg:height="0.758cm" svg:x="3.317cm" svg:y="3.798cm">
          <draw:text-box>
            <text:p text:style-name="P1"><text:span text:style-name="T1">I</text:span></text:p>
          </draw:text-box>
        </draw:frame>
        <draw:frame draw:style-name="gr1" draw:text-style-name="P2" draw:layer="layout" svg:width="0.769cm" svg:height="0.758cm" svg:x="10.482cm" svg:y="6.125cm">
          <draw:text-box>
            <text:p text:style-name="P1"><text:span text:style-name="T1">E</text:span></text:p>
          </draw:text-box>
        </draw:frame>
        <draw:frame draw:style-name="gr1" draw:text-style-name="P5" draw:layer="layout" svg:width="11.318cm" svg:height="1.418cm" svg:x="1.997cm" svg:y="0.269cm">
          <draw:text-box>
            <text:p text:style-name="P3"><text:span text:style-name="T2">Что касается известного спора о недопустимости «давления на суд», </text:span></text:p>
            <text:p text:style-name="P3"><text:span text:style-name="T2">то после выступления премьер-министра по телевизору, я думаю, </text:span></text:p>
            <text:p text:style-name="P3"><text:span text:style-name="T2">к нему возвращаться уже не стоит.</text:span></text:p>
          </draw:text-box>
        </draw:frame>
        <draw:line draw:style-name="gr3" draw:text-style-name="P1" draw:layer="layout" svg:x1="12.772cm" svg:y1="5.07cm" svg:x2="10.885cm" svg:y2="6.174cm">
          <text:p/>
        </draw:line>
        <draw:frame draw:style-name="gr1" draw:text-style-name="P2" draw:layer="layout" svg:width="1.035cm" svg:height="0.758cm" svg:x="11.31cm" svg:y="4.255cm">
          <draw:text-box>
            <text:p text:style-name="P1"><text:span text:style-name="T1">что</text:span></text:p>
          </draw:text-box>
        </draw:frame>
        <draw:line draw:style-name="gr3" draw:text-style-name="P1" draw:layer="layout" svg:x1="10.156cm" svg:y1="6.668cm" svg:x2="11.656cm" svg:y2="6.668cm">
          <text:p/>
        </draw:line>
        <draw:line draw:style-name="gr3" draw:text-style-name="P1" draw:layer="layout" svg:x1="10.957cm" svg:y1="7.455cm" svg:x2="10.956cm" svg:y2="6.668cm">
          <text:p/>
        </draw:line>
        <draw:line draw:style-name="gr3" draw:text-style-name="P1" draw:layer="layout" svg:x1="11.176cm" svg:y1="7.668cm" svg:x2="10.956cm" svg:y2="7.456cm">
          <text:p/>
        </draw:line>
        <draw:line draw:style-name="gr3" draw:text-style-name="P1" draw:layer="layout" svg:x1="11.656cm" svg:y1="6.669cm" svg:x2="11.751cm" svg:y2="6.555cm">
          <text:p/>
        </draw:line>
        <draw:line draw:style-name="gr3" draw:text-style-name="P1" draw:layer="layout" svg:x1="10.065cm" svg:y1="6.781cm" svg:x2="10.16cm" svg:y2="6.667cm">
          <text:p/>
        </draw:line>
        <draw:frame draw:style-name="gr1" draw:text-style-name="P2" draw:layer="layout" svg:width="1.26cm" svg:height="0.758cm" svg:x="9.752cm" svg:y="7.134cm">
          <draw:text-box>
            <text:p text:style-name="P1"><text:span text:style-name="T1">спор</text:span></text:p>
          </draw:text-box>
        </draw:frame>
        <draw:frame draw:style-name="gr1" draw:text-style-name="P2" draw:layer="layout" svg:width="0.815cm" svg:height="0.758cm" svg:x="10.983cm" svg:y="7.134cm">
          <draw:text-box>
            <text:p text:style-name="P1"><text:span text:style-name="T1">-а</text:span></text:p>
          </draw:text-box>
        </draw:frame>
        <draw:line draw:style-name="gr3" draw:text-style-name="P1" draw:layer="layout" svg:x1="10.37cm" svg:y1="7.69cm" svg:x2="9.119cm" svg:y2="8.749cm">
          <text:p/>
        </draw:line>
        <draw:line draw:style-name="gr3" draw:text-style-name="P1" draw:layer="layout" svg:x1="10.37cm" svg:y1="7.691cm" svg:x2="11.669cm" svg:y2="8.653cm">
          <text:p/>
        </draw:line>
        <draw:frame draw:style-name="gr1" draw:text-style-name="P2" draw:layer="layout" svg:width="2.276cm" svg:height="0.758cm" svg:x="10.62cm" svg:y="8.814cm">
          <draw:text-box>
            <text:p text:style-name="P1"><text:span text:style-name="T1">известного</text:span></text:p>
          </draw:text-box>
        </draw:frame>
        <draw:line draw:style-name="gr3" draw:text-style-name="P1" draw:layer="layout" svg:x1="9.098cm" svg:y1="9.948cm" svg:x2="9.097cm" svg:y2="9.161cm">
          <text:p/>
        </draw:line>
        <draw:line draw:style-name="gr3" draw:text-style-name="P1" draw:layer="layout" svg:x1="9.097cm" svg:y1="9.949cm" svg:x2="8.877cm" svg:y2="10.161cm">
          <text:p/>
        </draw:line>
        <draw:line draw:style-name="gr3" draw:text-style-name="P1" draw:layer="layout" svg:x1="8.296cm" svg:y1="9.161cm" svg:x2="9.796cm" svg:y2="9.161cm">
          <text:p/>
        </draw:line>
        <draw:line draw:style-name="gr3" draw:text-style-name="P1" draw:layer="layout" svg:x1="9.796cm" svg:y1="9.162cm" svg:x2="9.891cm" svg:y2="9.048cm">
          <text:p/>
        </draw:line>
        <draw:line draw:style-name="gr3" draw:text-style-name="P1" draw:layer="layout" svg:x1="8.205cm" svg:y1="9.274cm" svg:x2="8.3cm" svg:y2="9.16cm">
          <text:p/>
        </draw:line>
        <draw:frame draw:style-name="gr1" draw:text-style-name="P2" draw:layer="layout" svg:width="3.148cm" svg:height="0.758cm" svg:x="8.99cm" svg:y="9.566cm">
          <draw:text-box>
            <text:p text:style-name="P1"><text:span text:style-name="T1">недопустимости</text:span></text:p>
          </draw:text-box>
        </draw:frame>
        <draw:frame draw:style-name="gr1" draw:text-style-name="P2" draw:layer="layout" svg:width="0.769cm" svg:height="0.758cm" svg:x="8.46cm" svg:y="9.266cm">
          <draw:text-box>
            <text:p text:style-name="P1"><text:span text:style-name="T1">о</text:span></text:p>
          </draw:text-box>
        </draw:frame>
        <draw:line draw:style-name="gr3" draw:text-style-name="P1" draw:layer="layout" svg:x1="10.139cm" svg:y1="10.233cm" svg:x2="10.139cm" svg:y2="10.93cm">
          <text:p/>
        </draw:line>
        <draw:line draw:style-name="gr3" draw:text-style-name="P1" draw:layer="layout" svg:x1="10.108cm" svg:y1="12.192cm" svg:x2="10.107cm" svg:y2="11.405cm">
          <text:p/>
        </draw:line>
        <draw:line draw:style-name="gr3" draw:text-style-name="P1" draw:layer="layout" svg:x1="10.107cm" svg:y1="12.193cm" svg:x2="9.887cm" svg:y2="12.405cm">
          <text:p/>
        </draw:line>
        <draw:line draw:style-name="gr3" draw:text-style-name="P1" draw:layer="layout" svg:x1="9.306cm" svg:y1="11.405cm" svg:x2="10.806cm" svg:y2="11.405cm">
          <text:p/>
        </draw:line>
        <draw:line draw:style-name="gr3" draw:text-style-name="P1" draw:layer="layout" svg:x1="10.806cm" svg:y1="11.406cm" svg:x2="10.901cm" svg:y2="11.292cm">
          <text:p/>
        </draw:line>
        <draw:line draw:style-name="gr3" draw:text-style-name="P1" draw:layer="layout" svg:x1="9.215cm" svg:y1="11.518cm" svg:x2="9.31cm" svg:y2="11.404cm">
          <text:p/>
        </draw:line>
        <draw:line draw:style-name="gr3" draw:text-style-name="P1" draw:layer="layout" svg:x1="11.118cm" svg:y1="12.769cm" svg:x2="11.117cm" svg:y2="11.982cm">
          <text:p/>
        </draw:line>
        <draw:line draw:style-name="gr3" draw:text-style-name="P1" draw:layer="layout" svg:x1="11.117cm" svg:y1="12.77cm" svg:x2="10.897cm" svg:y2="12.982cm">
          <text:p/>
        </draw:line>
        <draw:line draw:style-name="gr3" draw:text-style-name="P1" draw:layer="layout" svg:x1="10.316cm" svg:y1="11.982cm" svg:x2="11.816cm" svg:y2="11.982cm">
          <text:p/>
        </draw:line>
        <draw:line draw:style-name="gr3" draw:text-style-name="P1" draw:layer="layout" svg:x1="11.816cm" svg:y1="11.983cm" svg:x2="11.911cm" svg:y2="11.869cm">
          <text:p/>
        </draw:line>
        <draw:line draw:style-name="gr3" draw:text-style-name="P1" draw:layer="layout" svg:x1="10.225cm" svg:y1="12.095cm" svg:x2="10.32cm" svg:y2="11.981cm">
          <text:p/>
        </draw:line>
        <draw:frame draw:style-name="gr1" draw:text-style-name="P2" draw:layer="layout" svg:width="3.575cm" svg:height="0.758cm" svg:x="11.11cm" svg:y="12.387cm">
          <draw:text-box>
            <text:p text:style-name="P1"><text:span text:style-name="T1">«давления на суд»</text:span></text:p>
          </draw:text-box>
        </draw:frame>
        <draw:frame draw:style-name="gr1" draw:text-style-name="P2" draw:layer="layout" svg:width="1.577cm" svg:height="0.758cm" svg:x="8.44cm" svg:y="4.196cm">
          <draw:text-box>
            <text:p text:style-name="P1"><text:span text:style-name="T1">думаю</text:span></text:p>
          </draw:text-box>
        </draw:frame>
        <draw:frame draw:style-name="gr1" draw:text-style-name="P2" draw:layer="layout" svg:width="0.769cm" svg:height="0.758cm" svg:x="8.558cm" svg:y="5.667cm">
          <draw:text-box>
            <text:p text:style-name="P1"><text:span text:style-name="T1">я</text:span></text:p>
          </draw:text-box>
        </draw:frame>
        <draw:frame draw:style-name="gr1" draw:text-style-name="P2" draw:layer="layout" svg:width="0.777cm" svg:height="0.758cm" svg:x="8.549cm" svg:y="5.371cm">
          <draw:text-box>
            <text:p text:style-name="P1"><text:span text:style-name="T1">O</text:span></text:p>
          </draw:text-box>
        </draw:frame>
        <draw:frame draw:style-name="gr1" draw:text-style-name="P2" draw:layer="layout" svg:width="1.874cm" svg:height="0.758cm" svg:x="5.69cm" svg:y="1.793cm">
          <draw:text-box>
            <text:p text:style-name="P1"><text:span text:style-name="T1">не стоит</text:span></text:p>
          </draw:text-box>
        </draw:frame>
        <draw:frame draw:style-name="gr2" draw:text-style-name="P4" draw:layer="layout" svg:width="1cm" svg:height="0.645cm" svg:x="1.678cm" svg:y="3.857cm">
          <draw:text-box>
            <text:p text:style-name="P3"><text:span text:style-name="T1">Ø</text:span></text:p>
          </draw:text-box>
        </draw:frame>
        <draw:frame draw:style-name="gr1" draw:text-style-name="P2" draw:layer="layout" svg:width="0.777cm" svg:height="0.758cm" svg:x="1.857cm" svg:y="3.111cm">
          <draw:text-box>
            <text:p text:style-name="P1"><text:span text:style-name="T1">O</text:span></text:p>
          </draw:text-box>
        </draw:frame>
        <draw:line draw:style-name="gr3" draw:text-style-name="P1" draw:layer="layout" svg:x1="1.544cm" svg:y1="3.718cm" svg:x2="3.044cm" svg:y2="3.718cm">
          <text:p/>
        </draw:line>
        <draw:line draw:style-name="gr3" draw:text-style-name="P1" draw:layer="layout" svg:x1="1.453cm" svg:y1="3.831cm" svg:x2="1.548cm" svg:y2="3.717cm">
          <text:p/>
        </draw:line>
        <draw:line draw:style-name="gr3" draw:text-style-name="P1" draw:layer="layout" svg:x1="1.844cm" svg:y1="3.618cm" svg:x2="2.791cm" svg:y2="3.62cm">
          <text:p/>
        </draw:line>
        <draw:frame draw:style-name="gr1" draw:text-style-name="P2" draw:layer="layout" svg:width="3.245cm" svg:height="0.758cm" svg:x="2.266cm" svg:y="4.133cm">
          <draw:text-box>
            <text:p text:style-name="P1"><text:span text:style-name="T1">то возвращаться</text:span></text:p>
          </draw:text-box>
        </draw:frame>
        <draw:line draw:style-name="gr3" draw:text-style-name="P1" draw:layer="layout" svg:x1="3.123cm" svg:y1="4.748cm" svg:x2="4.496cm" svg:y2="5.98cm">
          <text:p/>
        </draw:line>
        <draw:line draw:style-name="gr3" draw:text-style-name="P1" draw:layer="layout" svg:x1="1.496cm" svg:y1="7.388cm" svg:x2="1.495cm" svg:y2="6.601cm">
          <text:p/>
        </draw:line>
        <draw:line draw:style-name="gr3" draw:text-style-name="P1" draw:layer="layout" svg:x1="1.495cm" svg:y1="7.389cm" svg:x2="1.275cm" svg:y2="7.601cm">
          <text:p/>
        </draw:line>
        <draw:line draw:style-name="gr3" draw:text-style-name="P1" draw:layer="layout" svg:x1="0.694cm" svg:y1="6.601cm" svg:x2="2.194cm" svg:y2="6.601cm">
          <text:p/>
        </draw:line>
        <draw:line draw:style-name="gr3" draw:text-style-name="P1" draw:layer="layout" svg:x1="2.194cm" svg:y1="6.602cm" svg:x2="2.289cm" svg:y2="6.488cm">
          <text:p/>
        </draw:line>
        <draw:line draw:style-name="gr3" draw:text-style-name="P1" draw:layer="layout" svg:x1="0.602cm" svg:y1="6.721cm" svg:x2="0.699cm" svg:y2="6.607cm">
          <text:p/>
        </draw:line>
        <draw:frame draw:style-name="gr1" draw:text-style-name="P2" draw:layer="layout" svg:width="1.315cm" svg:height="0.758cm" svg:x="1.327cm" svg:y="7.028cm">
          <draw:text-box>
            <text:p text:style-name="P1"><text:span text:style-name="T1">нему</text:span></text:p>
          </draw:text-box>
        </draw:frame>
        <draw:frame draw:style-name="gr4" draw:text-style-name="P2" draw:layer="layout" svg:width="0.769cm" svg:height="0.723cm" svg:x="0.858cm" svg:y="7.006cm">
          <draw:text-box>
            <text:p text:style-name="P1"><text:span text:style-name="T1">к</text:span></text:p>
          </draw:text-box>
        </draw:frame>
        <draw:frame draw:style-name="gr1" draw:text-style-name="P2" draw:layer="layout" svg:width="1.116cm" svg:height="0.758cm" svg:x="6.178cm" svg:y="3.559cm">
          <draw:text-box>
            <text:p text:style-name="P1"><text:span text:style-name="T1">уже</text:span></text:p>
          </draw:text-box>
        </draw:frame>
        <draw:line draw:style-name="gr3" draw:text-style-name="P1" draw:layer="layout" svg:x1="12.283cm" svg:y1="4.893cm" svg:x2="12.282cm" svg:y2="4.106cm">
          <text:p/>
        </draw:line>
        <draw:line draw:style-name="gr3" draw:text-style-name="P1" draw:layer="layout" svg:x1="12.282cm" svg:y1="4.894cm" svg:x2="12.062cm" svg:y2="5.106cm">
          <text:p/>
        </draw:line>
        <draw:line draw:style-name="gr3" draw:text-style-name="P1" draw:layer="layout" svg:x1="11.481cm" svg:y1="4.106cm" svg:x2="12.981cm" svg:y2="4.106cm">
          <text:p/>
        </draw:line>
        <draw:line draw:style-name="gr3" draw:text-style-name="P1" draw:layer="layout" svg:x1="12.981cm" svg:y1="4.107cm" svg:x2="13.076cm" svg:y2="3.993cm">
          <text:p/>
        </draw:line>
        <draw:line draw:style-name="gr3" draw:text-style-name="P1" draw:layer="layout" svg:x1="11.39cm" svg:y1="4.219cm" svg:x2="11.485cm" svg:y2="4.105cm">
          <text:p/>
        </draw:line>
        <draw:line draw:style-name="gr3" draw:text-style-name="P1" draw:layer="layout" svg:x1="11.781cm" svg:y1="4.006cm" svg:x2="12.728cm" svg:y2="4.008cm">
          <text:p/>
        </draw:line>
        <draw:frame draw:style-name="gr1" draw:text-style-name="P2" draw:layer="layout" svg:width="0.769cm" svg:height="0.758cm" svg:x="12.308cm" svg:y="4.082cm">
          <draw:text-box>
            <text:p text:style-name="P1"><text:span text:style-name="T1">I</text:span></text:p>
          </draw:text-box>
        </draw:frame>
        <draw:frame draw:style-name="gr1" draw:text-style-name="P2" draw:layer="layout" svg:width="0.769cm" svg:height="0.758cm" svg:x="11.818cm" svg:y="3.353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4.208cm" svg:y="6.001cm">
          <draw:text-box>
            <text:p text:style-name="P1"><text:span text:style-name="T1">E</text:span></text:p>
          </draw:text-box>
        </draw:frame>
        <draw:line draw:style-name="gr3" draw:text-style-name="P1" draw:layer="layout" svg:x1="4.677cm" svg:y1="7.469cm" svg:x2="4.676cm" svg:y2="6.682cm">
          <text:p/>
        </draw:line>
        <draw:line draw:style-name="gr3" draw:text-style-name="P1" draw:layer="layout" svg:x1="4.676cm" svg:y1="7.47cm" svg:x2="4.456cm" svg:y2="7.682cm">
          <text:p/>
        </draw:line>
        <draw:line draw:style-name="gr3" draw:text-style-name="P1" draw:layer="layout" svg:x1="3.875cm" svg:y1="6.682cm" svg:x2="5.375cm" svg:y2="6.682cm">
          <text:p/>
        </draw:line>
        <draw:line draw:style-name="gr3" draw:text-style-name="P1" draw:layer="layout" svg:x1="5.375cm" svg:y1="6.683cm" svg:x2="5.47cm" svg:y2="6.569cm">
          <text:p/>
        </draw:line>
        <draw:line draw:style-name="gr3" draw:text-style-name="P1" draw:layer="layout" svg:x1="3.784cm" svg:y1="6.795cm" svg:x2="3.879cm" svg:y2="6.681cm">
          <text:p/>
        </draw:line>
        <draw:frame draw:style-name="gr1" draw:text-style-name="P2" draw:layer="layout" svg:width="2.631cm" svg:height="0.758cm" svg:x="4.497cm" svg:y="7.029cm">
          <draw:text-box>
            <text:p text:style-name="P1"><text:span text:style-name="T1">выступления</text:span></text:p>
          </draw:text-box>
        </draw:frame>
        <draw:frame draw:style-name="gr1" draw:text-style-name="P2" draw:layer="layout" svg:width="0.777cm" svg:height="0.758cm" svg:x="4.702cm" svg:y="6.658cm">
          <draw:text-box>
            <text:p text:style-name="P1"><text:span text:style-name="T1">О</text:span></text:p>
          </draw:text-box>
        </draw:frame>
        <draw:frame draw:style-name="gr1" draw:text-style-name="P2" draw:layer="layout" svg:width="1.463cm" svg:height="0.758cm" svg:x="3.373cm" svg:y="6.868cm">
          <draw:text-box>
            <text:p text:style-name="P1"><text:span text:style-name="T1">после</text:span></text:p>
          </draw:text-box>
        </draw:frame>
        <draw:frame draw:style-name="gr1" draw:text-style-name="P2" draw:layer="layout" svg:width="0.769cm" svg:height="0.758cm" svg:x="3.128cm" svg:y="10.302cm">
          <draw:text-box>
            <text:p text:style-name="P1"><text:span text:style-name="T1">A</text:span></text:p>
          </draw:text-box>
        </draw:frame>
        <draw:line draw:style-name="gr3" draw:text-style-name="P1" draw:layer="layout" svg:x1="3.501cm" svg:y1="10.421cm" svg:x2="4.965cm" svg:y2="7.562cm">
          <text:p/>
        </draw:line>
        <draw:line draw:style-name="gr3" draw:text-style-name="P1" draw:layer="layout" svg:x1="2.692cm" svg:y1="10.811cm" svg:x2="4.192cm" svg:y2="10.811cm">
          <text:p/>
        </draw:line>
        <draw:line draw:style-name="gr3" draw:text-style-name="P1" draw:layer="layout" svg:x1="3.493cm" svg:y1="11.598cm" svg:x2="3.492cm" svg:y2="10.811cm">
          <text:p/>
        </draw:line>
        <draw:line draw:style-name="gr3" draw:text-style-name="P1" draw:layer="layout" svg:x1="3.712cm" svg:y1="11.811cm" svg:x2="3.492cm" svg:y2="11.599cm">
          <text:p/>
        </draw:line>
        <draw:line draw:style-name="gr3" draw:text-style-name="P1" draw:layer="layout" svg:x1="4.192cm" svg:y1="10.812cm" svg:x2="4.287cm" svg:y2="10.698cm">
          <text:p/>
        </draw:line>
        <draw:line draw:style-name="gr3" draw:text-style-name="P1" draw:layer="layout" svg:x1="2.601cm" svg:y1="10.924cm" svg:x2="2.696cm" svg:y2="10.81cm">
          <text:p/>
        </draw:line>
        <draw:frame draw:style-name="gr1" draw:text-style-name="P2" draw:layer="layout" svg:width="3.372cm" svg:height="0.758cm" svg:x="0.288cm" svg:y="11.277cm">
          <draw:text-box>
            <text:p text:style-name="P1"><text:span text:style-name="T1">премьер-министр</text:span></text:p>
          </draw:text-box>
        </draw:frame>
        <draw:frame draw:style-name="gr2" draw:text-style-name="P4" draw:layer="layout" svg:width="1cm" svg:height="0.645cm" svg:x="3.398cm" svg:y="11.272cm">
          <draw:text-box>
            <text:p text:style-name="P3"><text:span text:style-name="T1">-а</text:span></text:p>
          </draw:text-box>
        </draw:frame>
        <draw:frame draw:style-name="gr5" draw:text-style-name="P2" draw:layer="layout" svg:width="0.777cm" svg:height="0.798cm" svg:x="2.856cm" svg:y="10.85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5.229cm" svg:y="11.102cm">
          <draw:text-box>
            <text:p text:style-name="P1"><text:span text:style-name="T1">A</text:span></text:p>
          </draw:text-box>
        </draw:frame>
        <draw:line draw:style-name="gr3" draw:text-style-name="P1" draw:layer="layout" svg:x1="5.58cm" svg:y1="11.129cm" svg:x2="4.965cm" svg:y2="7.563cm">
          <text:p/>
        </draw:line>
        <draw:line draw:style-name="gr3" draw:text-style-name="P1" draw:layer="layout" svg:x1="5.605cm" svg:y1="12.468cm" svg:x2="5.604cm" svg:y2="11.681cm">
          <text:p/>
        </draw:line>
        <draw:line draw:style-name="gr3" draw:text-style-name="P1" draw:layer="layout" svg:x1="5.604cm" svg:y1="12.469cm" svg:x2="5.384cm" svg:y2="12.681cm">
          <text:p/>
        </draw:line>
        <draw:line draw:style-name="gr3" draw:text-style-name="P1" draw:layer="layout" svg:x1="4.803cm" svg:y1="11.681cm" svg:x2="6.303cm" svg:y2="11.681cm">
          <text:p/>
        </draw:line>
        <draw:line draw:style-name="gr3" draw:text-style-name="P1" draw:layer="layout" svg:x1="6.303cm" svg:y1="11.682cm" svg:x2="6.398cm" svg:y2="11.568cm">
          <text:p/>
        </draw:line>
        <draw:line draw:style-name="gr3" draw:text-style-name="P1" draw:layer="layout" svg:x1="4.712cm" svg:y1="11.794cm" svg:x2="4.807cm" svg:y2="11.68cm">
          <text:p/>
        </draw:line>
        <draw:frame draw:style-name="gr1" draw:text-style-name="P2" draw:layer="layout" svg:width="2.166cm" svg:height="0.758cm" svg:x="5.497cm" svg:y="12.086cm">
          <draw:text-box>
            <text:p text:style-name="P1"><text:span text:style-name="T1">телевизор</text:span></text:p>
          </draw:text-box>
        </draw:frame>
        <draw:frame draw:style-name="gr2" draw:text-style-name="P4" draw:layer="layout" svg:width="1cm" svg:height="0.645cm" svg:x="4.816cm" svg:y="11.715cm">
          <draw:text-box>
            <text:p text:style-name="P3"><text:span text:style-name="T1">по</text:span></text:p>
          </draw:text-box>
        </draw:frame>
        <draw:frame draw:style-name="gr1" draw:text-style-name="P2" draw:layer="layout" svg:width="0.777cm" svg:height="0.758cm" svg:x="5.481cm" svg:y="11.694cm">
          <draw:text-box>
            <text:p text:style-name="P1"><text:span text:style-name="T1">O</text:span></text:p>
          </draw:text-box>
        </draw:frame>
        <draw:frame draw:style-name="gr2" draw:text-style-name="P4" draw:layer="layout" svg:width="1cm" svg:height="0.645cm" svg:x="4.816cm" svg:y="12.016cm">
          <draw:text-box>
            <text:p text:style-name="P3"><text:span text:style-name="T1">-у</text:span></text:p>
          </draw:text-box>
        </draw:frame>
        <draw:line draw:style-name="gr3" draw:text-style-name="P1" draw:layer="layout" svg:x1="6.659cm" svg:y1="2.391cm" svg:x2="6.671cm" svg:y2="3.356cm">
          <text:p/>
        </draw:line>
        <draw:line draw:style-name="gr3" draw:text-style-name="P1" draw:layer="layout" svg:x1="2.258cm" svg:y1="4.495cm" svg:x2="2.257cm" svg:y2="3.708cm">
          <text:p/>
        </draw:line>
        <draw:line draw:style-name="gr3" draw:text-style-name="P1" draw:layer="layout" svg:x1="2.256cm" svg:y1="4.492cm" svg:x2="2.036cm" svg:y2="4.704cm">
          <text:p/>
        </draw:line>
        <draw:line draw:style-name="gr3" draw:text-style-name="P1" draw:layer="layout" svg:x1="6.659cm" svg:y1="2.392cm" svg:x2="2.28cm" svg:y2="3.205cm">
          <text:p/>
        </draw:line>
        <draw:frame draw:style-name="gr1" draw:text-style-name="P2" draw:layer="layout" svg:width="0.769cm" svg:height="0.758cm" svg:x="3.629cm" svg:y="2.401cm">
          <draw:text-box>
            <text:p text:style-name="P1"><text:span text:style-name="T1">1</text:span></text:p>
          </draw:text-box>
        </draw:frame>
        <draw:line draw:style-name="gr3" draw:text-style-name="P1" draw:layer="layout" svg:x1="6.659cm" svg:y1="2.392cm" svg:x2="8.497cm" svg:y2="3.442cm">
          <text:p/>
        </draw:line>
        <draw:line draw:style-name="gr3" draw:text-style-name="P1" draw:layer="layout" svg:x1="6.659cm" svg:y1="2.392cm" svg:x2="12.154cm" svg:y2="3.464cm">
          <text:p/>
        </draw:line>
        <draw:frame draw:style-name="gr2" draw:text-style-name="P4" draw:layer="layout" svg:width="1cm" svg:height="0.645cm" svg:x="7.9cm" svg:y="4.126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8.152cm" svg:y="3.317cm">
          <draw:text-box>
            <text:p text:style-name="P1"><text:span text:style-name="T1">E</text:span></text:p>
          </draw:text-box>
        </draw:frame>
        <draw:line draw:style-name="gr3" draw:text-style-name="P1" draw:layer="layout" svg:x1="8.591cm" svg:y1="4.725cm" svg:x2="8.59cm" svg:y2="3.938cm">
          <text:p/>
        </draw:line>
        <draw:line draw:style-name="gr3" draw:text-style-name="P1" draw:layer="layout" svg:x1="8.59cm" svg:y1="4.726cm" svg:x2="8.37cm" svg:y2="4.938cm">
          <text:p/>
        </draw:line>
        <draw:line draw:style-name="gr3" draw:text-style-name="P1" draw:layer="layout" svg:x1="7.789cm" svg:y1="3.938cm" svg:x2="9.289cm" svg:y2="3.938cm">
          <text:p/>
        </draw:line>
        <draw:line draw:style-name="gr3" draw:text-style-name="P1" draw:layer="layout" svg:x1="9.289cm" svg:y1="3.939cm" svg:x2="9.384cm" svg:y2="3.825cm">
          <text:p/>
        </draw:line>
        <draw:line draw:style-name="gr3" draw:text-style-name="P1" draw:layer="layout" svg:x1="7.698cm" svg:y1="4.051cm" svg:x2="7.793cm" svg:y2="3.937cm">
          <text:p/>
        </draw:line>
        <draw:line draw:style-name="gr3" draw:text-style-name="P1" draw:layer="layout" svg:x1="8.089cm" svg:y1="3.838cm" svg:x2="9.036cm" svg:y2="3.84cm">
          <text:p/>
        </draw:line>
        <draw:frame draw:style-name="gr1" draw:text-style-name="P2" draw:layer="layout" svg:width="0.769cm" svg:height="0.758cm" svg:x="8.501cm" svg:y="3.878cm">
          <draw:text-box>
            <text:p text:style-name="P1"><text:span text:style-name="T1">I</text:span></text:p>
          </draw:text-box>
        </draw:frame>
        <draw:line draw:style-name="gr3" draw:text-style-name="P1" draw:layer="layout" svg:x1="8.856cm" svg:y1="4.826cm" svg:x2="8.856cm" svg:y2="5.523cm">
          <text:p/>
        </draw:line>
        <draw:line draw:style-name="gr3" draw:text-style-name="P1" draw:layer="layout" svg:x1="3.123cm" svg:y1="4.749cm" svg:x2="1.484cm" svg:y2="6.131cm">
          <text:p/>
        </draw:line>
        <draw:path draw:style-name="gr6" draw:text-style-name="P1" draw:layer="layout" svg:width="2.716cm" svg:height="2.078cm" draw:transform="rotate (-2.45340932952797) translate (2.32027620047073cm 9.00561577416089cm)" svg:viewBox="0 0 2717 2079" svg:d="m0-14781c1078 0 2717-2078 2717-2078">
          <text:p/>
        </draw:path>
        <draw:path draw:style-name="gr6" draw:text-style-name="P1" draw:layer="layout" svg:width="3.216cm" svg:height="9.911cm" draw:transform="rotate (-1.57533418284978) translate (10.1289858615022cm 10.7609794737874cm)" svg:viewBox="0 0 3217 9912" svg:d="m0-10443c4200 0 3082-9912 3082-9912">
          <text:p/>
        </draw:path>
        <draw:path draw:style-name="gr6" draw:text-style-name="P1" draw:layer="layout" svg:width="4.72cm" svg:height="0.899cm" draw:transform="rotate (0.0947713783832742) translate (10.002800025397cm 12.958687786121cm)" svg:viewBox="0 0 4721 900" svg:d="m0 28595c4834 0 4720-901 4720-901">
          <text:p/>
        </draw:path>
        <draw:path draw:style-name="gr6" draw:text-style-name="P1" draw:layer="layout" svg:width="3.966cm" svg:height="1.583cm" draw:transform="rotate (1.72578156437167) translate (13.1243686840339cm 12.7044552036383cm)" svg:viewBox="0 0 3967 1584" svg:d="m0 23595c2532 0 3967-1583 3967-1583">
          <text:p/>
        </draw:path>
        <draw:path draw:style-name="gr6" draw:text-style-name="P1" draw:layer="layout" svg:width="2.009cm" svg:height="0.198cm" draw:transform="rotate (2.45498012585476) translate (12.3725862989732cm 8.92822756010867cm)" svg:viewBox="0 0 2010 199" svg:d="m0 2076c1398 0 2010-200 2010-2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15:31:14</dc:date>
    <dc:creator>artur </dc:creator>
    <meta:editing-duration>PT17H04M27S</meta:editing-duration>
    <meta:editing-cycles>4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6"/>
  </office:meta>
</office:document-meta>
</file>